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f74" officeooo:paragraph-rsid="0014ef74"/>
    </style:style>
    <style:style style:name="P2" style:family="paragraph" style:parent-style-name="Standard">
      <style:text-properties officeooo:rsid="00156eb1" officeooo:paragraph-rsid="00156eb1"/>
    </style:style>
    <style:style style:name="T1" style:family="text">
      <style:text-properties officeooo:rsid="00156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2016 and pretty soon David Bowie dies, then pow Terry Wogan. <text:s/>Lemmy came before both or should I say went. <text:s/>Dominoes were falling and some of them were kingpins.</text:p>
      <text:p text:style-name="P1"/>
      <text:p text:style-name="P1">007<text:tab/><text:tab/>In comes the message – it's garbled but it hits the bottom with a thud. <text:s/>Some said it was nothing, but it grew roots</text:p>
      <text:p text:style-name="P1"/>
      <text:p text:style-name="P1">008<text:tab/><text:tab/>Confusion follows and yet it is dismissed</text:p>
      <text:p text:style-name="P1"/>
      <text:p text:style-name="P1">012<text:tab/><text:tab/>Questions, questions, questions. <text:s/>But there are no answers. <text:s/>Hollowness breeds contempt. </text:p>
      <text:p text:style-name="P1"/>
      <text:p text:style-name="P1">015<text:tab/><text:tab/>Complacency and perhaps the nearest miss. <text:s/>I'm aware of the storm it seems way off.</text:p>
      <text:p text:style-name="P1"/>
      <text:p text:style-name="P1">016<text:tab/><text:tab/>In coming. <text:s/>We have tone …. <text:s/>the missiles fire, I release the flack. I'm unharmed but … watchful</text:p>
      <text:p text:style-name="P1"/>
      <text:p text:style-name="P1">017<text:tab/><text:tab/>Tool up fellows. <text:s/>This is a serious job. <text:s/>Gumshields in – do a little hakka – and then fight, fight the cyclops. <text:s/>I had no idea the eye would shine so bright. <text:s/>The tooth pierces muscle and the wounded rat limps off in shock.</text:p>
      <text:p text:style-name="P1"/>
      <text:p text:style-name="P1">019<text:tab/><text:tab/>Another message time for fear</text:p>
      <text:p text:style-name="P1"/>
      <text:p text:style-name="P1">021<text:tab/><text:tab/>Hurt and shocked</text:p>
      <text:p text:style-name="P1"/>
      <text:p text:style-name="P1">026<text:tab/><text:tab/>quiet</text:p>
      <text:p text:style-name="P1"/>
      <text:p text:style-name="P1">00<text:span text:style-name="T1">7</text:span> <text:tab/><text:tab/>contact within</text:p>
      <text:p text:style-name="P1"/>
      <text:p text:style-name="P1">00<text:span text:style-name="T1">8</text:span> <text:s text:c="16"/><text:tab/>pressure and decision</text:p>
      <text:p text:style-name="P1"/>
      <text:p text:style-name="P1">0<text:span text:style-name="T1">12</text:span> <text:tab/><text:tab/>talk and comfort</text:p>
      <text:p text:style-name="P1"/>
      <text:p text:style-name="P1">0<text:span text:style-name="T1">13</text:span><text:tab/><text:tab/>The stillness is certain. <text:s/>The alotment offers salvation, but it's not what I need</text:p>
      <text:p text:style-name="P1"/>
      <text:p text:style-name="P1">0<text:span text:style-name="T1">14</text:span><text:tab/><text:tab/>Deep breath, nearly defeated, but <text:span text:style-name="T1">breathing. <text:s/>4 times I nearly send.</text:span></text:p>
      <text:p text:style-name="P1"/>
      <text:p text:style-name="P2">015 <text:tab/><text:tab/>Action, again</text:p>
      <text:p text:style-name="P2"/>
      <text:p text:style-name="P2">016<text:tab/><text:tab/>Stillness</text:p>
      <text:p text:style-name="P2"/>
      <text:p text:style-name="P2">017 <text:tab/><text:tab/>Storm and danger. <text:s/>Squashed and triumphant.</text:p>
      <text:p text:style-name="P2"/>
      <text:p text:style-name="P2">018 <text:s text:c="2"/><text:tab/><text:tab/>Friends and relax. <text:s/>Friendly fire. Dungeon Master has an eye <text:s/></text:p>
      <text:p text:style-name="P2"/>
      <text:p text:style-name="P2">019<text:tab/><text:tab/>A quiet day</text:p>
      <text:p text:style-name="P2"/>
      <text:p text:style-name="P2">020<text:tab/><text:tab/>Happiness of sorts</text:p>
      <text:p text:style-name="P2"/>
      <text:p text:style-name="P2">021<text:tab/><text:tab/>Tears of a clow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6-02-21T20:38:21.917681211</meta:creation-date>
    <meta:generator>LibreOffice/4.2.8.2$Linux_x86 LibreOffice_project/420m0$Build-2</meta:generator>
    <dc:date>2016-02-21T21:06:49.253604979</dc:date>
    <dc:creator>Pete Curati</dc:creator>
    <meta:editing-duration>P0D</meta:editing-duration>
    <meta:editing-cycles>1</meta:editing-cycles>
    <meta:document-statistic meta:table-count="0" meta:image-count="0" meta:object-count="0" meta:page-count="1" meta:paragraph-count="22" meta:word-count="237" meta:character-count="1361" meta:non-whitespace-character-count="1080"/>
  </office:meta>
</office:document-meta>
</file>